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b93" officeooo:paragraph-rsid="001b2b9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30e" officeooo:paragraph-rsid="001be30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b2b93"/>
    </style:style>
    <style:style style:name="T6" style:family="text">
      <style:text-properties officeooo:rsid="001b5a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9th</text:span> of <text:span text:style-name="T4">February</text:span> 202<text:span text:style-name="T3">1</text:span> under the <text:span text:style-name="T6">41st</text:span> PA Meeting.</text:p>
      <text:p text:style-name="P1"/>
      <text:p text:style-name="P1">The Assembly, recognising the current situation,</text:p>
      <text:p text:style-name="P1"/>
      <text:p text:style-name="P5">Constitutes the need to allow motions to be put in up until no later than 4 hours before the meeting rather than the day of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CommissarChenkov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1-17: To allow motions to be put in up until no later than 4 hours before the meeting rather than the day of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9:08:23.765131895</dc:date>
    <meta:editing-duration>PT2M3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77" meta:character-count="433" meta:non-whitespace-character-count="365"/>
  </office:meta>
</office:document-meta>
</file>